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TimesNewRomanPS-ItalicMT" style:font-size-asian="12pt" style:font-style-asian="normal" style:font-name-complex="TimesNewRomanPS-ItalicMT" style:font-size-complex="12pt" style:font-style-complex="normal"/>
    </style:style>
    <style:style style:name="P7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ff" style:font-name="Consolas" fo:font-size="9.5pt" fo:font-style="normal" style:font-name-asian="Consolas" style:font-size-asian="9.5pt" style:font-style-asian="normal" style:font-name-complex="Consolas" style:font-size-complex="9.5pt" style:font-style-complex="normal"/>
    </style:style>
    <style:style style:name="P17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9" style:family="paragraph" style:parent-style-name="Standard" style:list-style-name="">
      <style:paragraph-properties style:text-autospace="none"/>
    </style:style>
    <style:style style:name="P20" style:family="paragraph" style:parent-style-name="Standard" style:list-style-name="">
      <style:paragraph-properties style:text-autospace="non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T3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800000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laczego w tym semestrze nastąpił wzrost/spadek średniej?</text:p>
      <text:p text:style-name="P5">Kpi: „o ile zmieniła się średnia z danego przedmiotu pomiędzy semestrami”</text:p>
      <text:p text:style-name="P8">WITH</text:p>
      <text:p text:style-name="P1"><text:span text:style-name="T5">SET</text:span><text:span text:style-name="T3"> [Prowadzone Przedmioty] </text:span><text:span text:style-name="T5">As</text:span></text:p>
      <text:p text:style-name="P10">'(Order(Filter([Przedmioty].[Nazwa Przedmiotu].Children ,[Measures].[roznica wyniku]&gt;-100),[Measures].[roznica wyniku], desc))'</text:p>
      <text:p text:style-name="P1"><text:span text:style-name="T5">MEMBER</text:span><text:span text:style-name="T3"> [Measures].[roznica wyniku] </text:span><text:span text:style-name="T5">AS</text:span></text:p>
      <text:p text:style-name="P1"><text:span text:style-name="T7">'100*([Data].[Od roku do dnia].[Semestr].[letni],[Measures].[srednia_procentowa])/([Data].[Od roku do dnia].[Semestr].[zimowy],[Measures].[srednia_procentowa])-100'</text:span><text:span text:style-name="T3">, </text:span><text:span text:style-name="T5">FORMAT_STRING</text:span><text:span text:style-name="T3"> = </text:span><text:span text:style-name="T7">'#.###'</text:span></text:p>
      <text:p text:style-name="P1"><text:span text:style-name="T5">MEMBER</text:span><text:span text:style-name="T3"> [Measures].[srednia roznica] </text:span><text:span text:style-name="T5">AS</text:span></text:p>
      <text:p text:style-name="P10">'AVG([Prowadzone Przedmioty], [Measures].[roznica wyniku])'</text:p>
      <text:p text:style-name="P9"/>
      <text:p text:style-name="P7">SELECT</text:p>
      <text:p text:style-name="P1"><text:span text:style-name="T3">{([Measures].[srednia roznica])} </text:span><text:span text:style-name="T5">ON</text:span><text:span text:style-name="T3"> </text:span><text:span text:style-name="T5">COLUMNS</text:span><text:span text:style-name="T3">,</text:span></text:p>
      <text:p text:style-name="P9">{</text:p>
      <text:p text:style-name="P9"><text:s text:c="2"/>[Uzyskane Oceny]</text:p>
      <text:p text:style-name="P1"><text:span text:style-name="T3">} </text:span><text:span text:style-name="T5">ON</text:span><text:span text:style-name="T3"> </text:span><text:span text:style-name="T5">ROWS</text:span></text:p>
      <text:p text:style-name="P5"><text:span text:style-name="T5">FROM</text:span><text:span text:style-name="T3"> [Hurtownia Szkola]</text:span></text:p>
      <text:p text:style-name="P11"/>
      <text:p text:style-name="P3">1. Porównaj średnie częściowe z poszczególnych składowych w analizowanym semestrze względem</text:p>
      <text:p text:style-name="P3">poprzednich.</text:p>
      <text:p text:style-name="P8">WITH</text:p>
      <text:p text:style-name="P1"><text:span text:style-name="T5">MEMBER</text:span><text:span text:style-name="T3"> [Measures].[średni wynik] </text:span><text:span text:style-name="T5">AS</text:span></text:p>
      <text:p text:style-name="P1"><text:span text:style-name="T7">'3+([Measures].[Wynik Procentowy]/[Measures].[Uzyskane Oceny Count]-50)/20'</text:span><text:span text:style-name="T3">, </text:span><text:span text:style-name="T5">FORMAT_STRING</text:span><text:span text:style-name="T3"> = </text:span><text:span text:style-name="T7">'#.###'</text:span></text:p>
      <text:p text:style-name="P7">SELECT</text:p>
      <text:p text:style-name="P1"><text:span text:style-name="T3">{(</text:span><text:span text:style-name="T5">Filter</text:span><text:span text:style-name="T3">([Przedmioty].[Nazwa Przedmiotu].</text:span><text:span text:style-name="T9">Children</text:span><text:span text:style-name="T3">,[Measures].[średni wynik]&gt;1),[Measures].[średni wynik])} </text:span><text:span text:style-name="T5">ON</text:span><text:span text:style-name="T3"> </text:span><text:span text:style-name="T5">COLUMNS</text:span><text:span text:style-name="T3">,</text:span></text:p>
      <text:p text:style-name="P9">{</text:p>
      <text:p text:style-name="P1"><text:span text:style-name="T3">(</text:span><text:span text:style-name="T5">Filter</text:span><text:span text:style-name="T3">(([Skladowe Przedmiotu].[Nazwa Skladowej].[¦çwiczenia],[Data].[Semestr].[zimowy]),[Measures].[średni wynik]&gt;1)),</text:span></text:p>
      <text:p text:style-name="P1"><text:span text:style-name="T3">(</text:span><text:span text:style-name="T5">Filter</text:span><text:span text:style-name="T3">(([Skladowe Przedmiotu].[Nazwa Skladowej].[laboratorium],[Data].[Semestr].[zimowy]),[Measures].[średni wynik]&gt;1)),</text:span></text:p>
      <text:p text:style-name="P1"><text:span text:style-name="T3">(</text:span><text:span text:style-name="T5">Filter</text:span><text:span text:style-name="T3">(([Skladowe Przedmiotu].[Nazwa Skladowej].[projekt],[Data].[Semestr].[zimowy]),[Measures].[średni wynik]&gt;1)),</text:span></text:p>
      <text:p text:style-name="P1"><text:span text:style-name="T3">(</text:span><text:span text:style-name="T5">Filter</text:span><text:span text:style-name="T3">(([Skladowe Przedmiotu].[Nazwa Skladowej].[wyk+éad],[Data].[Semestr].[zimowy]),[Measures].[średni wynik]&gt;1)),</text:span></text:p>
      <text:p text:style-name="P1"><text:span text:style-name="T3">(</text:span><text:span text:style-name="T5">Filter</text:span><text:span text:style-name="T3">(([Skladowe Przedmiotu].[Nazwa Skladowej].[¦çwiczenia],[Data].[Semestr].[letni]),[Measures].[średni wynik]&gt;1)),</text:span></text:p>
      <text:p text:style-name="P1"><text:span text:style-name="T3">(</text:span><text:span text:style-name="T5">Filter</text:span><text:span text:style-name="T3">(([Skladowe Przedmiotu].[Nazwa Skladowej].[laboratorium],[Data].[Semestr].[letni]),[Measures].[średni wynik]&gt;1)),</text:span></text:p>
      <text:p text:style-name="P1"><text:span text:style-name="T3">(</text:span><text:span text:style-name="T5">Filter</text:span><text:span text:style-name="T3">(([Skladowe Przedmiotu].[Nazwa Skladowej].[projekt],[Data].[Semestr].[letni]),[Measures].[średni wynik]&gt;1)),</text:span></text:p>
      <text:p text:style-name="P1"><text:span text:style-name="T3">(</text:span><text:span text:style-name="T5">Filter</text:span><text:span text:style-name="T3">(([Skladowe Przedmiotu].[Nazwa Skladowej].[wyk+éad],[Data].[Semestr].[letni]),[Measures].[średni wynik]&gt;1))</text:span></text:p>
      <text:p text:style-name="P1"><text:span text:style-name="T3">} </text:span><text:span text:style-name="T5">ON</text:span><text:span text:style-name="T3"> </text:span><text:span text:style-name="T5">ROWS</text:span></text:p>
      <text:p text:style-name="P1"><text:span text:style-name="T5">FROM</text:span><text:span text:style-name="T3"> [Hurtownia Szkola]</text:span></text:p>
      <text:p text:style-name="P2"/>
      <text:p text:style-name="P3">2. Porównaj frekwencje studentów w analizowanym semestrze względem poprzednich.</text:p>
      <text:p text:style-name="P8">WITH</text:p>
      <text:p text:style-name="P1"><text:span text:style-name="T5">MEMBER</text:span><text:span text:style-name="T3"> [Measures].[obliczona frekwencja] </text:span><text:span text:style-name="T5">AS</text:span></text:p>
      <text:p text:style-name="P1"><text:span text:style-name="T7">'[Measures].[frekwencja]'</text:span><text:span text:style-name="T3">, </text:span><text:span text:style-name="T5">FORMAT_STRING</text:span><text:span text:style-name="T3"> = </text:span><text:span text:style-name="T7">'#.### %'</text:span></text:p>
      <text:p text:style-name="P7">SELECT</text:p>
      <text:p text:style-name="P1"><text:span text:style-name="T3">{(</text:span><text:span text:style-name="T5">Filter</text:span><text:span text:style-name="T3">([Przedmioty].[Nazwa Przedmiotu].</text:span><text:span text:style-name="T9">Children</text:span><text:span text:style-name="T3">,[Measures].[obliczona frekwencja]&gt;0 ), [Measures].[obliczona frekwencja])} </text:span><text:span text:style-name="T5">ON</text:span><text:span text:style-name="T3"> </text:span><text:span text:style-name="T5">COLUMNS</text:span><text:span text:style-name="T3">,</text:span></text:p>
      <text:p text:style-name="P9">{</text:p>
      <text:p text:style-name="P1"><text:span text:style-name="T3">(</text:span><text:span text:style-name="T5">Filter</text:span><text:span text:style-name="T3">(([Skladowe Przedmiotu].[Nazwa Skladowej].[¦çwiczenia],[Data].[Od roku do dnia].[Semestr].[letni].</text:span><text:span text:style-name="T9">PrevMember</text:span><text:span text:style-name="T3">),[Measures].[obliczona frekwencja]&gt;0)),</text:span></text:p>
      <text:p text:style-name="P1"><text:span text:style-name="T3">(</text:span><text:span text:style-name="T5">Filter</text:span><text:span text:style-name="T3">(([Skladowe Przedmiotu].[Nazwa Skladowej].[laboratorium],[Data].[Od roku do dnia].[Semestr].[letni].</text:span><text:span text:style-name="T9">PrevMember</text:span><text:span text:style-name="T3">),[Measures].[obliczona frekwencja]&gt;0)),</text:span></text:p>
      <text:p text:style-name="P1"><text:span text:style-name="T3">(</text:span><text:span text:style-name="T5">Filter</text:span><text:span text:style-name="T3">(([Skladowe Przedmiotu].[Nazwa Skladowej].[projekt],[Data].[Od roku do dnia].[Semestr].[letni].</text:span><text:span text:style-name="T9">PrevMember</text:span><text:span text:style-name="T3">),[Measures].[obliczona frekwencja]&gt;0)),</text:span></text:p>
      <text:p text:style-name="P1"><text:soft-page-break/><text:span text:style-name="T3">(</text:span><text:span text:style-name="T5">Filter</text:span><text:span text:style-name="T3">(([Skladowe Przedmiotu].[Nazwa Skladowej].[wyk+éad],[Data].[Od roku do dnia].[Semestr].[letni].</text:span><text:span text:style-name="T9">PrevMember</text:span><text:span text:style-name="T3">),[Measures].[obliczona frekwencja]&gt;0)),</text:span></text:p>
      <text:p text:style-name="P1"><text:span text:style-name="T3">(</text:span><text:span text:style-name="T5">Filter</text:span><text:span text:style-name="T3">(([Skladowe Przedmiotu].[Nazwa Skladowej].[¦çwiczenia],[Data].[Od roku do dnia].[Semestr].[letni]),[Measures].[obliczona frekwencja]&gt;0)),</text:span></text:p>
      <text:p text:style-name="P1"><text:span text:style-name="T3">(</text:span><text:span text:style-name="T5">Filter</text:span><text:span text:style-name="T3">(([Skladowe Przedmiotu].[Nazwa Skladowej].[laboratorium],[Data].[Od roku do dnia].[Semestr].[letni]),[Measures].[obliczona frekwencja]&gt;0)),</text:span></text:p>
      <text:p text:style-name="P1"><text:span text:style-name="T3">(</text:span><text:span text:style-name="T5">Filter</text:span><text:span text:style-name="T3">(([Skladowe Przedmiotu].[Nazwa Skladowej].[projekt],[Data].[Od roku do dnia].[Semestr].[letni]),[Measures].[obliczona frekwencja]&gt;0)),</text:span></text:p>
      <text:p text:style-name="P1"><text:span text:style-name="T3">(</text:span><text:span text:style-name="T5">Filter</text:span><text:span text:style-name="T3">(([Skladowe Przedmiotu].[Nazwa Skladowej].[wyk+éad],[Data].[Od roku do dnia].[Semestr].[letni]),[Measures].[obliczona frekwencja]&gt;0))</text:span></text:p>
      <text:p text:style-name="P1"><text:span text:style-name="T3">} </text:span><text:span text:style-name="T5">ON</text:span><text:span text:style-name="T3"> </text:span><text:span text:style-name="T5">ROWS</text:span></text:p>
      <text:p text:style-name="P1"><text:span text:style-name="T5">FROM</text:span><text:span text:style-name="T3"> [Hurtownia Szkola]</text:span></text:p>
      <text:p text:style-name="P2"/>
      <text:p text:style-name="P3">3. Jakie przedmioty odniosły największy wzrost/spadek?</text:p>
      <text:p text:style-name="P8">WITH</text:p>
      <text:p text:style-name="P1"><text:span text:style-name="T5">MEMBER</text:span><text:span text:style-name="T3"> [Measures].[roznica wyniku] </text:span><text:span text:style-name="T5">AS</text:span></text:p>
      <text:p text:style-name="P1"><text:span text:style-name="T7">'100*([Data].[Od roku do dnia].[Semestr].[letni],[Measures].[srednia_procentowa])/([Data].[Od roku do dnia].[Semestr].[zimowy],[Measures].[srednia_procentowa])-100'</text:span><text:span text:style-name="T3">, </text:span><text:span text:style-name="T5">FORMAT_STRING</text:span><text:span text:style-name="T3"> = </text:span><text:span text:style-name="T7">'#.###'</text:span></text:p>
      <text:p text:style-name="P9"/>
      <text:p text:style-name="P7">SELECT</text:p>
      <text:p text:style-name="P1"><text:span text:style-name="T3">{([Measures].[roznica wyniku])} </text:span><text:span text:style-name="T5">ON</text:span><text:span text:style-name="T3"> </text:span><text:span text:style-name="T5">COLUMNS</text:span><text:span text:style-name="T3">,</text:span></text:p>
      <text:p text:style-name="P9">{</text:p>
      <text:p text:style-name="P1"><text:span text:style-name="T9">TopCount</text:span><text:span text:style-name="T3">(</text:span><text:span text:style-name="T5">Order</text:span><text:span text:style-name="T3">(</text:span><text:span text:style-name="T5">Filter</text:span><text:span text:style-name="T3">([Przedmioty].[Nazwa Przedmiotu].</text:span><text:span text:style-name="T9">Children</text:span><text:span text:style-name="T3"> ,[Measures].[roznica wyniku]&gt;-100),[Measures].[roznica wyniku], </text:span><text:span text:style-name="T5">desc</text:span><text:span text:style-name="T3">), 2, [Measures].[roznica wyniku])</text:span></text:p>
      <text:p text:style-name="P1"><text:span text:style-name="T3">} </text:span><text:span text:style-name="T5">ON</text:span><text:span text:style-name="T3"> </text:span><text:span text:style-name="T5">ROWS</text:span></text:p>
      <text:p text:style-name="P1"><text:span text:style-name="T5">FROM</text:span><text:span text:style-name="T3"> [Hurtownia Szkola]</text:span></text:p>
      <text:p text:style-name="P2"/>
      <text:p text:style-name="P3">4. Jak kształtują się wyniki dla poszczególnych katedr (średnia sumy prowadzących z</text:p>
      <text:p text:style-name="P3">poszczególnych katedr)</text:p>
      <text:p text:style-name="P8">SELECT</text:p>
      <text:p text:style-name="P1"><text:span text:style-name="T3">{([Measures].[srednia])} </text:span><text:span text:style-name="T5">ON</text:span><text:span text:style-name="T3"> </text:span><text:span text:style-name="T5">COLUMNS</text:span><text:span text:style-name="T3">,</text:span></text:p>
      <text:p text:style-name="P9">{</text:p>
      <text:p text:style-name="P1"><text:span text:style-name="T3"><text:s/>([Prowadzacy].[Katedra].</text:span><text:span text:style-name="T9">Children</text:span><text:span text:style-name="T3">)</text:span></text:p>
      <text:p text:style-name="P1"><text:span text:style-name="T3">} </text:span><text:span text:style-name="T5">ON</text:span><text:span text:style-name="T3"> </text:span><text:span text:style-name="T5">ROWS</text:span></text:p>
      <text:p text:style-name="P1"><text:span text:style-name="T5">FROM</text:span><text:span text:style-name="T3"> [Hurtownia Szkola]</text:span></text:p>
      <text:p text:style-name="P1"><text:span text:style-name="T5">WHERE</text:span><text:span text:style-name="T3"> [Prowadzacy].[Wydzial].&amp;[Wydzia+é Elektroniki, Telekomunikacji i Informatyki]</text:span></text:p>
      <text:p text:style-name="P12"/>
      <text:p text:style-name="P2"/>
      <text:p text:style-name="P3">5. Podaj wyniki przedmiotów względem ilości godzin, które zostały na nie przydzielone.</text:p>
      <text:p text:style-name="P8">WITH</text:p>
      <text:p text:style-name="P19"><text:span text:style-name="T5">MEMBER</text:span><text:span text:style-name="T3"> [Measures].[średni wynik] </text:span><text:span text:style-name="T5">AS</text:span></text:p>
      <text:p text:style-name="P19"><text:span text:style-name="T7">'3+([Measures].[Wynik Procentowy]/[Measures].[Uzyskane Oceny Count]-50)/20'</text:span><text:span text:style-name="T3">, </text:span><text:span text:style-name="T5">FORMAT_STRING</text:span><text:span text:style-name="T3"> = </text:span><text:span text:style-name="T7">'#.###'</text:span></text:p>
      <text:p text:style-name="P17">SELECT</text:p>
      <text:p text:style-name="P19"><text:span text:style-name="T3">{(</text:span><text:span text:style-name="T5">Filter</text:span><text:span text:style-name="T3">([Przedmioty].[Nazwa Przedmiotu].</text:span><text:span text:style-name="T9">Children</text:span><text:span text:style-name="T3">,[Measures].[średni wynik]&gt;1),[Measures].[średni wynik])} </text:span><text:span text:style-name="T5">ON</text:span><text:span text:style-name="T3"> </text:span><text:span text:style-name="T5">COLUMNS</text:span><text:span text:style-name="T3">,</text:span></text:p>
      <text:p text:style-name="P13">{</text:p>
      <text:p text:style-name="P19"><text:span text:style-name="T3">(</text:span><text:span text:style-name="T5">Filter</text:span><text:span text:style-name="T3">([Przedmioty].[Przedzial Ilosci Godzin].</text:span><text:span text:style-name="T9">Children</text:span><text:span text:style-name="T3">,[Measures].[średni wynik]&gt;1))</text:span></text:p>
      <text:p text:style-name="P19"><text:span text:style-name="T3">} </text:span><text:span text:style-name="T5">ON</text:span><text:span text:style-name="T3"> </text:span><text:span text:style-name="T5">ROWS</text:span></text:p>
      <text:p text:style-name="P19"><text:span text:style-name="T5">FROM</text:span><text:span text:style-name="T3"> [Hurtownia Szkola]</text:span></text:p>
      <text:p text:style-name="P2"/>
      <text:p text:style-name="P4">Jaki wpływ na średnią ma odpowiedni dobór prowadzącego ?</text:p>
      <text:p text:style-name="P5">Kpi: „o ile zmieniła się średnia ze składowej przedmiotu po zmianie prowadzącego”</text:p>
      <text:p text:style-name="P5">Nie wykonane. Problem z porównaniem średnich dwóch osób prowadzących ten sam przedmiot.</text:p>
      <text:p text:style-name="P5"/>
      <text:p text:style-name="P3">1. W ilu przypadkach dany prowadzący osiąga lepsze wyniki od pozostałych prowadzących ten sam</text:p>
      <text:p text:style-name="P3">przedmiot.</text:p>
      <text:p text:style-name="P2">Nie wykonane. Problem z porównaniem średnich dwóch osób prowadzących ten sam przedmiot.</text:p>
      <text:p text:style-name="P2"/>
      <text:p text:style-name="P2"/>
      <text:p text:style-name="P3"><text:soft-page-break/>2. Jakimi składowymi przedmiotów najczęściej zajmuje się dany prowadzący.</text:p>
      <text:p text:style-name="P8">SELECT</text:p>
      <text:p text:style-name="P19"><text:span text:style-name="T5">NON</text:span><text:span text:style-name="T3"> </text:span><text:span text:style-name="T5">EMPTY</text:span></text:p>
      <text:p text:style-name="P13">{</text:p>
      <text:p text:style-name="P19"><text:span text:style-name="T3">([Skladowe Przedmiotu].[Nazwa Skladowej].</text:span><text:span text:style-name="T9">Children</text:span><text:span text:style-name="T3">,[Measures].[Prowadzacy Skladowych Count])</text:span></text:p>
      <text:p text:style-name="P19"><text:span text:style-name="T3">} </text:span><text:span text:style-name="T5">ON</text:span><text:span text:style-name="T3"> </text:span><text:span text:style-name="T5">COLUMNS</text:span><text:span text:style-name="T3">,</text:span></text:p>
      <text:p text:style-name="P19"><text:span text:style-name="T5">NON</text:span><text:span text:style-name="T3"> </text:span><text:span text:style-name="T5">EMPTY</text:span></text:p>
      <text:p text:style-name="P13">{</text:p>
      <text:p text:style-name="P19"><text:span text:style-name="T3">([ID Prowadzacego].[Imie I Nazwisko].</text:span><text:span text:style-name="T9">Children</text:span><text:span text:style-name="T3">,[ID Prowadzacego].[PESEL].</text:span><text:span text:style-name="T9">Children</text:span><text:span text:style-name="T3">)</text:span></text:p>
      <text:p text:style-name="P19"><text:span text:style-name="T3">} </text:span><text:span text:style-name="T5">ON</text:span><text:span text:style-name="T3"> </text:span><text:span text:style-name="T5">ROWS</text:span></text:p>
      <text:p text:style-name="P19"><text:span text:style-name="T5">FROM</text:span><text:span text:style-name="T3"> [Hurtownia Szkola]</text:span></text:p>
      <text:p text:style-name="P2"/>
      <text:p text:style-name="P3">3. Podaj w ilu przypadkach zmiana prowadzącego polepszyła/pogorszyła wyniki.</text:p>
      <text:p text:style-name="P2">Nie wykonane. Problem z porównaniem średnich dwóch osób prowadzących ten sam przedmiot.</text:p>
      <text:p text:style-name="P2"/>
      <text:p text:style-name="P3">4. Podaj wyniki studentów względem tytułu posiadanego przez prowadzącego.</text:p>
      <text:p text:style-name="P8">WITH</text:p>
      <text:p text:style-name="P19"><text:span text:style-name="T5">MEMBER</text:span><text:span text:style-name="T3"> [Measures].[średni wynik] </text:span><text:span text:style-name="T5">AS</text:span></text:p>
      <text:p text:style-name="P19"><text:span text:style-name="T7">'3+([Measures].[Wynik Procentowy]/[Measures].[Uzyskane Oceny Count]-50)/20'</text:span><text:span text:style-name="T3">, </text:span><text:span text:style-name="T5">FORMAT_STRING</text:span><text:span text:style-name="T3"> = </text:span><text:span text:style-name="T7">'#.###'</text:span></text:p>
      <text:p text:style-name="P17">SELECT</text:p>
      <text:p text:style-name="P13">{</text:p>
      <text:p text:style-name="P19"><text:span text:style-name="T3">(</text:span><text:span text:style-name="T5">Filter</text:span><text:span text:style-name="T3">([ID Prowadzacego].[Tytul].</text:span><text:span text:style-name="T9">Children</text:span><text:span text:style-name="T3">,[Measures].[średni wynik]&gt;1),[Measures].[średni wynik])</text:span></text:p>
      <text:p text:style-name="P19"><text:span text:style-name="T3">} </text:span><text:span text:style-name="T5">ON</text:span><text:span text:style-name="T3"> </text:span><text:span text:style-name="T5">COLUMNS</text:span><text:span text:style-name="T3">,</text:span></text:p>
      <text:p text:style-name="P13">{</text:p>
      <text:p text:style-name="P19"><text:span text:style-name="T3">(</text:span><text:span text:style-name="T5">Filter</text:span><text:span text:style-name="T3">(([Studenci].[Imie I Nazwisko].</text:span><text:span text:style-name="T9">Children</text:span><text:span text:style-name="T3">,[Studenci].[PESEL].</text:span><text:span text:style-name="T9">Children</text:span><text:span text:style-name="T3">),[Measures].[średni wynik]&gt;1))</text:span></text:p>
      <text:p text:style-name="P19"><text:span text:style-name="T3">} </text:span><text:span text:style-name="T5">ON</text:span><text:span text:style-name="T3"> </text:span><text:span text:style-name="T5">ROWS</text:span></text:p>
      <text:p text:style-name="P19"><text:span text:style-name="T5">FROM</text:span><text:span text:style-name="T3"> [Hurtownia Szkola]</text:span></text:p>
      <text:p text:style-name="P2"/>
      <text:p text:style-name="P3">5. Porównaj średnie poszczególnych prowadzących w tym i poprzednich semestrach.</text:p>
      <text:p text:style-name="P8">WITH</text:p>
      <text:p text:style-name="P19"><text:span text:style-name="T5">MEMBER</text:span><text:span text:style-name="T3"> [Measures].[sredni wynik] </text:span><text:span text:style-name="T5">AS</text:span></text:p>
      <text:p text:style-name="P19"><text:span text:style-name="T7">'3+([Measures].[Wynik Procentowy]/[Measures].[Uzyskane Oceny Count]-50)/20'</text:span><text:span text:style-name="T3">, </text:span><text:span text:style-name="T5">FORMAT_STRING</text:span><text:span text:style-name="T3"> = </text:span><text:span text:style-name="T7">'#.###'</text:span></text:p>
      <text:p text:style-name="P13"/>
      <text:p text:style-name="P17">SELECT</text:p>
      <text:p text:style-name="P19"><text:span text:style-name="T3">{[Measures].[sredni wynik]} </text:span><text:span text:style-name="T5">ON</text:span><text:span text:style-name="T3"> </text:span><text:span text:style-name="T5">COLUMNS</text:span><text:span text:style-name="T3">,</text:span></text:p>
      <text:p text:style-name="P13">{</text:p>
      <text:p text:style-name="P19"><text:span text:style-name="T5">Filter</text:span><text:span text:style-name="T3">(([ID Prowadzacego].[Imie I Nazwisko].</text:span><text:span text:style-name="T9">Children</text:span><text:span text:style-name="T3">, [ID Prowadzacego].[PESEL].</text:span><text:span text:style-name="T9">Children</text:span><text:span text:style-name="T3">, [Przedmioty].[Nazwa Przedmiotu].</text:span><text:span text:style-name="T9">Children</text:span><text:span text:style-name="T3">, [Data].[Semestr].</text:span><text:span text:style-name="T9">Children</text:span><text:span text:style-name="T3">), [Measures].[sredni wynik]&gt;1)</text:span></text:p>
      <text:p text:style-name="P19"><text:span text:style-name="T3">} </text:span><text:span text:style-name="T5">ON</text:span><text:span text:style-name="T3"> </text:span><text:span text:style-name="T5">ROWS</text:span></text:p>
      <text:p text:style-name="P19"><text:span text:style-name="T5">FROM</text:span><text:span text:style-name="T3"> [Hurtownia Szkola]</text:span></text:p>
      <text:p text:style-name="P2"/>
      <text:p text:style-name="P3">6. Podaj jakie są średnie z części prowadzonych przez poszczególnych prowadzących w tym</text:p>
      <text:p text:style-name="P3">semestrze i poprzednich?</text:p>
      <text:p text:style-name="P16">WITH</text:p>
      <text:p text:style-name="P1"><text:span text:style-name="T5">MEMBER</text:span><text:span text:style-name="T3"> [Measures].[sredni wynik] </text:span><text:span text:style-name="T5">AS</text:span></text:p>
      <text:p text:style-name="P1"><text:span text:style-name="T7">'3+([Measures].[Wynik Procentowy]/[Measures].[Uzyskane Oceny Count]-50)/20'</text:span><text:span text:style-name="T3">, </text:span><text:span text:style-name="T5">FORMAT_STRING</text:span><text:span text:style-name="T3"> = </text:span><text:span text:style-name="T7">'#.###'</text:span></text:p>
      <text:p text:style-name="P9"/>
      <text:p text:style-name="P7">SELECT</text:p>
      <text:p text:style-name="P1"><text:span text:style-name="T3">{[Measures].[sredni wynik]} </text:span><text:span text:style-name="T5">ON</text:span><text:span text:style-name="T3"> </text:span><text:span text:style-name="T5">COLUMNS</text:span><text:span text:style-name="T3">,</text:span></text:p>
      <text:p text:style-name="P9">{</text:p>
      <text:p text:style-name="P1"><text:span text:style-name="T5">Filter</text:span><text:span text:style-name="T3">(([ID Prowadzacego].[Imie I Nazwisko].</text:span><text:span text:style-name="T9">Children</text:span><text:span text:style-name="T3">, [ID Prowadzacego].[PESEL].</text:span><text:span text:style-name="T9">Children</text:span><text:span text:style-name="T3">, [Skladowe Przedmiotu].[Nazwa Skladowej].</text:span><text:span text:style-name="T9">Children</text:span><text:span text:style-name="T3">, [Przedmioty].[Nazwa Przedmiotu].</text:span><text:span text:style-name="T9">Children</text:span><text:span text:style-name="T3">, [Data].[Semestr].</text:span><text:span text:style-name="T9">Children</text:span><text:span text:style-name="T3">), [Measures].[sredni wynik]&gt;1)</text:span></text:p>
      <text:p text:style-name="P1"><text:span text:style-name="T3">} </text:span><text:span text:style-name="T5">ON</text:span><text:span text:style-name="T3"> </text:span><text:span text:style-name="T5">ROWS</text:span></text:p>
      <text:p text:style-name="P1"><text:span text:style-name="T5">FROM</text:span><text:span text:style-name="T3"> [Hurtownia Szkola]</text:span></text:p>
      <text:p text:style-name="P6"/>
      <text:p text:style-name="P3"><text:soft-page-break/>7. Podaj najlepszych prowadzących w tym i poprzednich semestrach (najlepsze średnie wyników)?</text:p>
      <text:p text:style-name="P8">WITH</text:p>
      <text:p text:style-name="P19"><text:span text:style-name="T5">SET</text:span><text:span text:style-name="T3"> [Prowadzacy Zajecia] </text:span><text:span text:style-name="T5">AS</text:span></text:p>
      <text:p text:style-name="P20">'Filter(([ID Prowadzacego].[Imie I Nazwisko].Children, [ID Prowadzacego].[PESEL].Children, [Skladowe Przedmiotu].[Nazwa Skladowej].Children, [Przedmioty].[Nazwa Przedmiotu].Children, [Data].[Semestr].Children), [Measures].[sredni wynik]&gt;1)'</text:p>
      <text:p text:style-name="P19"><text:span text:style-name="T5">MEMBER</text:span><text:span text:style-name="T3"> [Measures].[sredni wynik] </text:span><text:span text:style-name="T5">AS</text:span></text:p>
      <text:p text:style-name="P19"><text:span text:style-name="T7">'3+([Measures].[Wynik Procentowy]/[Measures].[Uzyskane Oceny Count]-50)/20'</text:span><text:span text:style-name="T3">, </text:span><text:span text:style-name="T5">FORMAT_STRING</text:span><text:span text:style-name="T3"> = </text:span><text:span text:style-name="T7">'#.###'</text:span></text:p>
      <text:p text:style-name="P13"/>
      <text:p text:style-name="P17">SELECT</text:p>
      <text:p text:style-name="P19"><text:span text:style-name="T3">{[Measures].[sredni wynik]} </text:span><text:span text:style-name="T5">ON</text:span><text:span text:style-name="T3"> </text:span><text:span text:style-name="T5">COLUMNS</text:span><text:span text:style-name="T3">,</text:span></text:p>
      <text:p text:style-name="P13">{</text:p>
      <text:p text:style-name="P19"><text:span text:style-name="T9">TOPCOUNT</text:span><text:span text:style-name="T3">(</text:span><text:span text:style-name="T5">ORDER</text:span><text:span text:style-name="T3">([Prowadzacy Zajecia], [Measures].[sredni wynik], </text:span><text:span text:style-name="T5">BDESC</text:span><text:span text:style-name="T3">), 10, [Measures].[sredni wynik])</text:span></text:p>
      <text:p text:style-name="P19"><text:span text:style-name="T3">} </text:span><text:span text:style-name="T5">ON</text:span><text:span text:style-name="T3"> </text:span><text:span text:style-name="T5">ROWS</text:span></text:p>
      <text:p text:style-name="P19"><text:span text:style-name="T5">FROM</text:span><text:span text:style-name="T3"> [Hurtownia Szkola]</text:span></text:p>
      <text:p text:style-name="P2"/>
      <text:p text:style-name="P2">kpi zastępcze: „O ile procent spadła ilość nie zdanych przedmiotów pomiędzy semestrami?”</text:p>
      <text:p text:style-name="P8">WITH</text:p>
      <text:p text:style-name="P19"><text:span text:style-name="T5">SET</text:span><text:span text:style-name="T3"> [Studenci ktorzy nie zdali w semestrze zimowym] </text:span><text:span text:style-name="T5">AS</text:span></text:p>
      <text:p text:style-name="P20">'Filter(Filter(([Przedmioty].[ID Przedmiotu].Children,[Studenci].[ID Studenta].Children,[Data].[Semestr].[Zimowy]), [Measures].[sredni wynik]&gt;1),[Measures].[sredni wynik]&lt;3)'</text:p>
      <text:p text:style-name="P19"><text:span text:style-name="T5">SET</text:span><text:span text:style-name="T3"> [Studenci ktorzy nie zdali w semestrze letnim] </text:span><text:span text:style-name="T5">AS</text:span></text:p>
      <text:p text:style-name="P20">'Filter(Filter(([Przedmioty].[ID Przedmiotu].Children,[Studenci].[ID Studenta].Children,[Data].[Semestr].[Letni]), [Measures].[sredni wynik]&gt;1),[Measures].[sredni wynik]&lt;3)'</text:p>
      <text:p text:style-name="P19"><text:span text:style-name="T5">MEMBER</text:span><text:span text:style-name="T3"> [Measures].[sredni wynik] </text:span><text:span text:style-name="T5">AS</text:span></text:p>
      <text:p text:style-name="P19"><text:span text:style-name="T7">'3+([Measures].[Wynik Procentowy]/[Measures].[Uzyskane Oceny Count]-50)/20'</text:span><text:span text:style-name="T3">, </text:span><text:span text:style-name="T5">FORMAT_STRING</text:span><text:span text:style-name="T3"> = </text:span><text:span text:style-name="T7">'#.###'</text:span></text:p>
      <text:p text:style-name="P19"><text:span text:style-name="T5">MEMBER</text:span><text:span text:style-name="T3"> [Measures].[ilosc niezdanych w semestrze zimowym] </text:span><text:span text:style-name="T5">AS</text:span></text:p>
      <text:p text:style-name="P20">'Count([Studenci ktorzy nie zdali w semestrze zimowym])'</text:p>
      <text:p text:style-name="P19"><text:span text:style-name="T5">MEMBER</text:span><text:span text:style-name="T3"> [Measures].[ilosc niezdanych w semestrze letnim] </text:span><text:span text:style-name="T5">AS</text:span></text:p>
      <text:p text:style-name="P20">'Count([Studenci ktorzy nie zdali w semestrze letnim])'</text:p>
      <text:p text:style-name="P19"><text:span text:style-name="T5">MEMBER</text:span><text:span text:style-name="T3"> [Measures].[roznica wyniku] </text:span><text:span text:style-name="T5">AS</text:span></text:p>
      <text:p text:style-name="P19"><text:span text:style-name="T7">'([Measures].[ilosc niezdanych w semestrze letnim]-[Measures].[ilosc niezdanych w semestrze zimowym])/[Measures].[ilosc niezdanych w semestrze zimowym]'</text:span><text:span text:style-name="T3">, </text:span><text:span text:style-name="T5">FORMAT_STRING</text:span><text:span text:style-name="T3"> = </text:span><text:span text:style-name="T7">'#.### %'</text:span></text:p>
      <text:p text:style-name="P13"/>
      <text:p text:style-name="P17">SELECT</text:p>
      <text:p text:style-name="P19"><text:span text:style-name="T3">{[Measures].[roznica wyniku]} </text:span><text:span text:style-name="T5">ON</text:span><text:span text:style-name="T3"> </text:span><text:span text:style-name="T5">COLUMNS</text:span></text:p>
      <text:p text:style-name="P19"><text:span text:style-name="T5">FROM</text:span><text:span text:style-name="T3"> [Hurtownia Szkola]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</meta:initial-creator>
    <meta:creation-date>2014-12-18T09:52:00.69</meta:creation-date>
    <dc:date>2014-12-25T14:06:30.94</dc:date>
    <dc:creator>Dominik </dc:creator>
    <meta:editing-duration>P1DT4H3M30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4" meta:paragraph-count="160" meta:word-count="771" meta:character-count="9172"/>
  </office:meta>
</office:document-meta>
</file>